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0pt" officeooo:paragraph-rsid="0006ef88" fo:background-color="transparent" style:font-size-asian="10pt" style:font-size-complex="10pt"/>
    </style:style>
    <style:style style:name="P3" style:family="paragraph" style:parent-style-name="Standard">
      <style:text-properties style:font-name="arial" officeooo:paragraph-rsid="0006ef88"/>
    </style:style>
    <style:style style:name="P4" style:family="paragraph" style:parent-style-name="UrbanBody">
      <style:text-properties fo:color="#000000" style:font-name="arial" officeooo:paragraph-rsid="0006ef88" fo:background-color="transparent"/>
    </style:style>
    <style:style style:name="P5" style:family="paragraph" style:parent-style-name="UrbanBody">
      <style:text-properties style:font-name="arial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6ef88" style:font-size-asian="10pt" style:font-size-complex="10pt"/>
    </style:style>
    <style:style style:name="P7" style:family="paragraph" style:parent-style-name="UrbanBody">
      <style:text-properties fo:color="#000000" style:font-name="arial" fo:font-size="11pt" fo:font-style="normal" style:text-underline-style="none" fo:font-weight="normal" officeooo:rsid="002cf8be" officeooo:paragraph-rsid="0006ef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UrbanTitle">
      <style:paragraph-properties fo:text-align="start" style:justify-single-word="false"/>
      <style:text-properties fo:color="#000000" style:font-name="arial" fo:font-size="11pt" fo:font-style="normal" style:text-underline-style="none" fo:font-weight="bold" officeooo:rsid="0084aa93" officeooo:paragraph-rsid="0006ef88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"><office:annotation><dc:creator>Gauthier Bastien</dc:creator><dc:date>2011-01-13T14:56:41</dc:date><text:p text:style-name="P9">do text</text:p><text:p text:style-name="P9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4">DGO4 - Direction Générale Opérationnelle</text:p>
            <text:p text:style-name="P4">Aménagement du Territoire, Logement, Patrimoine et Energie</text:p>
            <text:p text:style-name="P4">Place Léopold, 3 – Immeuble « BIBOT »</text:p>
            <text:p text:style-name="P7">5000 <text:tab/>Namur</text:p>
            <text:p text:style-name="P8">RECOMMANDÉ</text:p>
          </table:table-cell>
        </table:table-row>
      </table:table>
      <text:p text:style-name="P3"/>
      <text:p text:style-name="P5"><text:span text:style-name="T6"/></text:p>
      <text:p text:style-name="P5">Références SPW - DGO4 : <text:text-input text:description="Référence DGATLP">self.getReferenceDGATLP()</text:text-input></text:p>
      <text:p text:style-name="P5"/>
      <text:p text:style-name="P5"><office:annotation><dc:creator>Gauthier Bastien</dc:creator><dc:date>2011-02-16T16:12:24</dc:date><text:p text:style-name="P9">do text if len(self.getApplicants()) &gt; 1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9">do text if not len(self.getApplicants()) &gt; 1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/>
      <text:p text:style-name="P5"/>
      <text:p text:style-name="P5"><text:tab/>Madame, Monsieur,</text:p>
      <text:p text:style-name="P5"/>
      <text:p text:style-name="P5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ce projet est <text:span text:style-name="T3"><text:text-input text:description="Décision">self.getValueForTemplate('decision', obj=urbanEventObj).upper()</text:text-input></text:span>.</text:p>
      <text:p text:style-name="P5"/>
      <text:p text:style-name="P5"><text:tab/>Vous souhaitant bonne réception de cette lettre et de son annexe, nous vous prions d'agréer, Madame, Monsieur, nos salutations distinguées.</text:p>
      <text:p text:style-name="P5"/>
      <text:p text:style-name="P5"/>
      <text:p text:style-name="P5"><office:annotation><dc:creator>Gauthier Bastien</dc:creator><dc:date>2011-01-13T14:56:41</dc:date><text:p text:style-name="P9">do text</text:p><text:p text:style-name="P9">from document(at=signatures, format='odt')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01.923670922</dc:date>
    <dc:language>fr-FR</dc:language>
    <meta:editing-cycles>72</meta:editing-cycles>
    <meta:editing-duration>P1DT7H57M56S</meta:editing-duration>
    <meta:document-statistic meta:table-count="1" meta:image-count="0" meta:object-count="0" meta:page-count="1" meta:paragraph-count="17" meta:word-count="144" meta:character-count="1062" meta:non-whitespace-character-count="949"/>
    <meta:user-defined meta:name="Info 1"/>
    <meta:user-defined meta:name="Info 2"/>
    <meta:user-defined meta:name="Info 3"/>
    <meta:user-defined meta:name="Info 4"/>
  </office:meta>
</office:document-meta>
</file>